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ebb4" officeooo:paragraph-rsid="0000ebb4"/>
    </style:style>
    <style:style style:name="P2" style:family="paragraph" style:parent-style-name="Standard">
      <style:text-properties officeooo:rsid="0000ebb4" officeooo:paragraph-rsid="000448cb"/>
    </style:style>
    <style:style style:name="P3" style:family="paragraph" style:parent-style-name="Standard">
      <style:text-properties officeooo:paragraph-rsid="0000ebb4"/>
    </style:style>
    <style:style style:name="P4" style:family="paragraph" style:parent-style-name="Standard">
      <style:text-properties officeooo:rsid="0002b47e" officeooo:paragraph-rsid="0002b47e"/>
    </style:style>
    <style:style style:name="P5" style:family="paragraph" style:parent-style-name="Standard">
      <style:text-properties officeooo:rsid="0002b47e" officeooo:paragraph-rsid="000448cb"/>
    </style:style>
    <style:style style:name="P6" style:family="paragraph" style:parent-style-name="Standard">
      <style:text-properties officeooo:rsid="0002b47e" officeooo:paragraph-rsid="00059b67"/>
    </style:style>
    <style:style style:name="P7" style:family="paragraph" style:parent-style-name="Standard">
      <style:text-properties officeooo:rsid="0002dcf9" officeooo:paragraph-rsid="0002dcf9"/>
    </style:style>
    <style:style style:name="P8" style:family="paragraph" style:parent-style-name="Standard">
      <style:text-properties officeooo:rsid="0002dcf9" officeooo:paragraph-rsid="00059b67"/>
    </style:style>
    <style:style style:name="P9" style:family="paragraph" style:parent-style-name="Standard">
      <style:text-properties officeooo:rsid="0002dcf9" officeooo:paragraph-rsid="000448cb"/>
    </style:style>
    <style:style style:name="P10" style:family="paragraph" style:parent-style-name="Standard">
      <style:text-properties officeooo:rsid="0002dcf9" officeooo:paragraph-rsid="000ada85"/>
    </style:style>
    <style:style style:name="P11" style:family="paragraph" style:parent-style-name="Standard">
      <style:text-properties fo:font-weight="bold" officeooo:rsid="0000ebb4" officeooo:paragraph-rsid="0000ebb4" style:font-weight-asian="bold" style:font-weight-complex="bold"/>
    </style:style>
    <style:style style:name="P12" style:family="paragraph" style:parent-style-name="Standard">
      <style:text-properties officeooo:rsid="000448cb" officeooo:paragraph-rsid="000448cb"/>
    </style:style>
    <style:style style:name="P13" style:family="paragraph" style:parent-style-name="Standard">
      <style:text-properties officeooo:rsid="00059b67" officeooo:paragraph-rsid="00059b67"/>
    </style:style>
    <style:style style:name="P14" style:family="paragraph" style:parent-style-name="Standard">
      <style:text-properties officeooo:rsid="00063e01" officeooo:paragraph-rsid="00063e01"/>
    </style:style>
    <style:style style:name="P15" style:family="paragraph" style:parent-style-name="Standard">
      <style:text-properties officeooo:rsid="000a1aea" officeooo:paragraph-rsid="000a1aea"/>
    </style:style>
    <style:style style:name="P16" style:family="paragraph" style:parent-style-name="Standard">
      <style:text-properties officeooo:rsid="000ada85" officeooo:paragraph-rsid="000ada85"/>
    </style:style>
    <style:style style:name="P17" style:family="paragraph" style:parent-style-name="Standard">
      <style:text-properties officeooo:rsid="0002dcf9" officeooo:paragraph-rsid="000448cb"/>
    </style:style>
    <style:style style:name="T1" style:family="text">
      <style:text-properties officeooo:rsid="0000ebb4"/>
    </style:style>
    <style:style style:name="T2" style:family="text">
      <style:text-properties officeooo:rsid="0002b47e"/>
    </style:style>
    <style:style style:name="T3" style:family="text">
      <style:text-properties officeooo:rsid="0002dcf9"/>
    </style:style>
    <style:style style:name="T4" style:family="text">
      <style:text-properties officeooo:rsid="000448cb"/>
    </style:style>
    <style:style style:name="T5" style:family="text">
      <style:text-properties officeooo:rsid="00059b67"/>
    </style:style>
    <style:style style:name="T6" style:family="text">
      <style:text-properties officeooo:rsid="00063e01"/>
    </style:style>
    <style:style style:name="T7" style:family="text">
      <style:text-properties officeooo:rsid="000765f0"/>
    </style:style>
    <style:style style:name="T8" style:family="text">
      <style:text-properties officeooo:rsid="0008b141"/>
    </style:style>
    <style:style style:name="T9" style:family="text">
      <style:text-properties officeooo:rsid="000a1aea"/>
    </style:style>
    <style:style style:name="T10" style:family="text">
      <style:text-properties officeooo:rsid="000ada85"/>
    </style:style>
    <style:style style:name="T11" style:family="text">
      <style:text-properties officeooo:rsid="000bfc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1">Aktualna,</text:span> robocz<text:span text:style-name="T11">a</text:span> <text:span text:style-name="T3">wersja </text:span>instrukcj<text:span text:style-name="T3">i. </text:span></text:p>
      <text:p text:style-name="P13"><text:a xlink:type="simple" xlink:href="https://www.dropbox.com/s/h0c8j2zhv96rggs/instrukcja_jadzi.zip?dl=0">https://www.dropbox.com/s/h0c8j2zhv96rggs/instrukcja_jadzi.zip?dl=0</text:a></text:p>
      <text:p text:style-name="P16"/>
      <text:p text:style-name="P10"><text:span text:style-name="T10">Instrukcja </text:span>wymaga dopracowania. Mało jest w niej pomocnych informacji. Składa się głównie z rzutów ekranu przedstawiających poszczególne aplikacje oraz opis<text:span text:style-name="T9">ów</text:span> znajdujących się na <text:span text:style-name="T9">zdjęciu</text:span> przycisków. Zainteresowana programem osoba potrzebuje przede wszystkim informacji o tym jak:</text:p>
      <text:p text:style-name="P9"/>
      <text:p text:style-name="P9">- zainstalować program,</text:p>
      <text:p text:style-name="P9">- <text:span text:style-name="T8">wybrać urządzenie wejściowe,</text:span></text:p>
      <text:p text:style-name="P9">- zmieniać parametry programu,</text:p>
      <text:p text:style-name="P5"><text:span text:style-name="T4">- dołączać własne pliki (muzykę, zdjęcia, filmy, ...). </text:span><text:s/></text:p>
      <text:p text:style-name="P12">- obsługiwać aplikacje (np. jak wysłać maila, w tym jak skalibrować skrzynkę pocztową )</text:p>
      <text:p text:style-name="P2"/>
      <text:p text:style-name="P11">Propozycja instrukcji.</text:p>
      <text:p text:style-name="P11"/>
      <text:p text:style-name="P1">Pierwsza wersja instrukcji może być krótka. Będzie uzupełnia<text:span text:style-name="T7">na</text:span> na podstawie informacji zwrotnej od osób zainteresowanych i zgodnie z zapotrzebowaniem (warsztaty, szkolenia, …).</text:p>
      <text:p text:style-name="P1"/>
      <text:p text:style-name="P3"><text:span text:style-name="T1">Propozycja spisu treści (bardzo zbliżona do szkicu napisanego przez Jadzię)</text:span>:</text:p>
      <text:p text:style-name="P1"/>
      <text:p text:style-name="P1">1. Wstęp – <text:span text:style-name="T2">opis programu</text:span></text:p>
      <text:p text:style-name="P1">2. Instalacja </text:p>
      <text:p text:style-name="P1">3. Pierwsze uruchomienie</text:p>
      <text:p text:style-name="P1">4. Opis poszczególnych funkcjonalności</text:p>
      <text:p text:style-name="P15">5. Panel administratora</text:p>
      <text:p text:style-name="P7"><text:span text:style-name="T9">6</text:span>. Dołączanie zewnętrznych plików:</text:p>
      <text:p text:style-name="P7">- zdjęcia</text:p>
      <text:p text:style-name="P7">- muzyka</text:p>
      <text:p text:style-name="P7">- filmy</text:p>
      <text:p text:style-name="P7">- symbole i tablice komunikacyjne</text:p>
      <text:p text:style-name="P1"><text:span text:style-name="T9">7</text:span>. <text:span text:style-name="T2">FAQ</text:span></text:p>
      <text:p text:style-name="P1"/>
      <text:p text:style-name="P4">Dodatki:</text:p>
      <text:p text:style-name="P6"/>
      <text:p text:style-name="P6">1. PISAKusb</text:p>
      <text:p text:style-name="P13"><text:a xlink:type="simple" xlink:href="https://drive.google.com/open?id=0B47l6nponU4QMm1FV1IwU2FRMUk">https://drive.google.com/open?id=0B47l6nponU4QMm1FV1IwU2FRMUk</text:a></text:p>
      <text:p text:style-name="P13"/>
      <text:p text:style-name="P14">2. Zwiększenie pojemności PISAKusb</text:p>
      <text:p text:style-name="P14"><text:a xlink:type="simple" xlink:href="https://www.dropbox.com/s/fs7qwxgwgm26v50/repartycjonowanie.pdf?dl=0">https://www.dropbox.com/s/fs7qwxgwgm26v50/repartycjonowanie.pdf?dl=0</text:a></text:p>
      <text:p text:style-name="P14"/>
      <text:p text:style-name="P8">2. Systemy komun<text:span text:style-name="T4">i</text:span>kacyjne</text:p>
      <text:p text:style-name="P8"><text:a xlink:type="simple" xlink:href="https://drive.google.com/open?id=0B47l6nponU4Qbm5uU1E1eG5FRmc"><text:span text:style-name="T5">https://drive.google.com/open?id=0B47l6nponU4Qbm5uU1E1eG5FRmc</text:span></text:a></text:p>
      <text:p text:style-name="P7"/>
      <text:p text:style-name="P14">Dodatki wymagają niewielkich poprawek.</text:p>
      <text:p text:style-name="P14"/>
      <text:p text:style-name="P12">Przed rozpoczęciem pisania należy ustalić:</text:p>
      <text:p text:style-name="P12">- czego oczekujemy od czytelnika. W szczególności, czy oczekujemy od niego, że samodzielnie zapozna się z instalacją systemu Linux i podstawami obsługi terminala.</text:p>
      <text:p text:style-name="P12">- właściwy sposób instalacji programu,</text:p>
      <text:p text:style-name="P12">- sposób umieszczania zewnętrznych plików (możemy, <text:span text:style-name="T6">np.</text:span> poprzez skrypt instalacyjny umieszczać na pulpicie linki do wszystkich potrzebnych folderów – muzyka, filmy, ...<text:span text:style-name="T6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18:28:02.218923700</meta:creation-date>
    <dc:date>2016-12-01T11:08:12.714924688</dc:date>
    <meta:editing-duration>PT22M14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" meta:paragraph-count="34" meta:word-count="211" meta:character-count="1818" meta:non-whitespace-character-count="1635"/>
  </office:meta>
</office:document-meta>
</file>